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d4a5" officeooo:paragraph-rsid="0011d4a5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run (-d)</text:p>
      <text:p text:style-name="P1"/>
      <text:p text:style-name="P1">docker start</text:p>
      <text:p text:style-name="P1"/>
      <text:p text:style-name="P1">docker exec (-it)</text:p>
      <text:p text:style-name="P1"/>
      <text:p text:style-name="P1">docker ps (-a): Para comprobar si funciona el contenedor</text:p>
      <text:p text:style-name="P1">---------------------------</text:p>
      <text:p text:style-name="P1"/>
      <text:p text:style-name="P1">docker images{</text:p>
      <text:p text:style-name="P1"/>
      <text:p text:style-name="P1">- mariadb</text:p>
      <text:p text:style-name="P1">- php:7.4-apache</text:p>
      <text:p text:style-name="P1">}</text:p>
      <text:p text:style-name="P1"/>
      <text:p text:style-name="P1">docker pull</text:p>
      <text:p text:style-name="P1"/>
      <text:p text:style-name="P1">Pasos para eliminar contenedor:</text:p>
      <text:p text:style-name="P1">- docker stop: parar contenedor</text:p>
      <text:p text:style-name="P1">- docker rm: matar contenedor</text:p>
      <text:p text:style-name="P1"><text:span text:style-name="T1">O</text:span></text:p>
      <text:p text:style-name="P1"><text:span text:style-name="T1">- docker rm -f: Con esta opción no hacen falta las variables de entorno</text:span></text:p>
      <text:p text:style-name="P1"><text:span text:style-name="T1"/></text:p>
      <text:p text:style-name="P1"><text:span text:style-name="T1"/></text:p>
      <text:p text:style-name="P1"><text:span text:style-name="T1">docker rmi: matar imagen</text:span></text:p>
      <text:p text:style-name="P1"><text:span text:style-name="T1"/></text:p>
      <text:p text:style-name="P1"><text:span text:style-name="T1">--------------------------</text:span></text:p>
      <text:p text:style-name="P1"><text:span text:style-name="T1"/></text:p>
      <text:p text:style-name="P1"><text:span text:style-name="T1">docker volume create [nombre]</text:span></text:p>
      <text:p text:style-name="P1"><text:span text:style-name="T1">docker volume ls</text:span></text:p>
      <text:p text:style-name="P1"><text:span text:style-name="T1">- e es para declarar variables de entorno: Usuario, contraseña, contraseña del root y nombre base de datos</text:span></text:p>
      <text:p text:style-name="P1"><text:span text:style-name="T1">--mount type=volume</text:span></text:p>
      <text:p text:style-name="P1"><text:span text:style-name="T1"/></text:p>
      <text:p text:style-name="P1"><text:span text:style-name="T1"/></text:p>
      <text:p text:style-name="P1"><text:span text:style-name="T1">Ejemplo:<text:line-break/></text:span></text:p>
      <text:p text:style-name="P1"><text:span text:style-name="T1">run -d --name bd1 --mount type=bind source=/home/jroddom/bd dst=/var/lib/mysql mariadb</text:span></text:p>
      <text:p text:style-name="P1"><text:span text:style-name="T1">run -d –name bd1 -e</text:span></text:p>
      <text:p text:style-name="P1"><text:span text:style-name="T1">run -d –name bd1 -p 9797:80 -v $(pwd)/web:/usr/local/apache2/htdocs http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0:40:26.227000000</meta:creation-date>
    <dc:date>2024-11-18T11:26:15.232000000</dc:date>
    <meta:editing-duration>PT45M55S</meta:editing-duration>
    <meta:editing-cycles>1</meta:editing-cycles>
    <meta:document-statistic meta:table-count="0" meta:image-count="0" meta:object-count="0" meta:page-count="1" meta:paragraph-count="25" meta:word-count="115" meta:character-count="748" meta:non-whitespace-character-count="660"/>
    <meta:generator>LibreOffice/7.6.1.2$Windows_X86_64 LibreOffice_project/f5defcebd022c5bc36bbb79be232cb6926d8f674</meta:generator>
  </office:meta>
</office:document-meta>
</file>